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Valid: at least one model that makes the formula tr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→q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sume that if p is true, then q is going to be tru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atisfiable: at least one model makes it true (don’t need to know what p or q i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atisfiable: always false in the truth tabl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f a formula is valid, q cannot be False while subformula implication is Tr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p and (p→q)) → q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f left is True and right is False, <text:span text:style-name="T1">not </text:span><text:span text:style-name="T2">logical</text:span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 |= F (illogica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entailment doesn’t ho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1-01-20T15:00:05.771869298</meta:creation-date>
    <dc:date>2021-01-20T21:47:18.869655615</dc:date>
    <meta:editing-duration>PT5H26M22S</meta:editing-duration>
    <meta:editing-cycles>1</meta:editing-cycles>
    <meta:document-statistic meta:table-count="1" meta:cell-count="10" meta:object-count="0"/>
    <meta:generator>LibreOffice/7.0.3.1$Linux_X86_64 LibreOffice_project/00$Build-1</meta:generator>
  </office:meta>
</office:document-meta>
</file>